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eb613d"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eb613d" draw:fill-image-width="0cm" draw:fill-image-height="0cm" draw:textarea-horizontal-align="justify" draw:textarea-vertical-align="middle" draw:auto-grow-height="false" fo:min-height="0cm" fo:min-width="0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82cm" fo:min-width="1.5cm"/>
    </style:style>
    <style:style style:name="pr1" style:family="presentation" style:parent-style-name="lyt-cool-title">
      <style:graphic-properties draw:fill-color="#ffffff"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notes">
      <style:graphic-properties draw:fill-color="#ffffff" draw:auto-grow-height="true" fo:min-height="11.41cm"/>
    </style:style>
    <style:style style:name="pr4" style:family="presentation" style:parent-style-name="lyt-cool-outline1">
      <style:graphic-properties draw:auto-grow-height="true" fo:min-height="13.23cm"/>
    </style:style>
    <style:style style:name="pr5" style:family="presentation" style:parent-style-name="lyt-cool-title">
      <style:graphic-properties fo:min-height="3.507cm"/>
    </style:style>
    <style:style style:name="pr6" style:family="presentation" style:parent-style-name="lyt-cool-outline1">
      <style:graphic-properties fo:min-height="13.23cm"/>
    </style:style>
    <style:style style:name="pr7" style:family="presentation" style:parent-style-name="lyt-cool-notes">
      <style:graphic-properties draw:fill-color="#ffffff" fo:min-height="11.4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size-asian="32pt"/>
    </style:style>
    <style:style style:name="P3" style:family="paragraph">
      <style:paragraph-properties fo:margin-left="0cm" fo:margin-right="0cm" fo:text-indent="0cm"/>
      <style:text-properties style:font-size-asian="24pt"/>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40pt" style:font-size-asian="40pt" style:font-size-complex="40pt"/>
    </style:style>
    <style:style style:name="P6" style:family="paragraph">
      <style:paragraph-properties fo:margin-left="0cm" fo:margin-right="0cm" fo:text-indent="0cm"/>
      <style:text-properties fo:font-size="44pt" style:font-size-asian="44pt" style:font-size-complex="44pt"/>
    </style:style>
    <style:style style:name="P7" style:family="paragraph">
      <style:paragraph-properties fo:margin-left="0cm" fo:margin-right="0cm" fo:text-indent="0cm"/>
      <style:text-properties fo:font-size="28pt" style:font-size-asian="28pt" style:font-size-complex="28pt"/>
    </style:style>
    <style:style style:name="P8" style:family="paragraph">
      <style:text-properties fo:font-family="メイリオ" style:font-family-generic="modern" style:font-pitch="variable"/>
    </style:style>
    <style:style style:name="P9" style:family="paragraph">
      <style:paragraph-properties fo:text-align="center"/>
    </style:style>
    <style:style style:name="P10" style:family="paragraph">
      <style:paragraph-properties fo:text-align="center"/>
      <style:text-properties fo:font-family="メイリオ" style:font-family-generic="modern" style:font-pitch="variable"/>
    </style:style>
    <style:style style:name="T1" style:family="text">
      <style:text-properties style:font-size-asian="32pt"/>
    </style:style>
    <style:style style:name="T2" style:family="text">
      <style:text-properties fo:font-size="26pt" style:font-size-asian="26pt" style:font-size-complex="26pt"/>
    </style:style>
    <style:style style:name="T3" style:family="text">
      <style:text-properties fo:font-size="40pt" style:font-size-asian="40pt" style:font-size-complex="40pt"/>
    </style:style>
    <style:style style:name="T4" style:family="text">
      <style:text-properties fo:font-size="44pt" style:font-size-asian="44pt" style:font-size-complex="44pt"/>
    </style:style>
    <style:style style:name="T5" style:family="text">
      <style:text-properties fo:font-size="28pt" style:font-size-asian="28pt" style:font-size-complex="28pt"/>
    </style:style>
    <style:style style:name="T6" style:family="text">
      <style:text-properties fo:font-family="メイリオ" style:font-family-generic="modern" style:font-pitch="variable"/>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1cm" svg:height="3.507cm" svg:x="2.058cm" svg:y="1.543cm" presentation:class="title">
          <draw:text-box>
            <text:p>Android勉強会<text:line-break/>2010年上期成果報告</text:p>
          </draw:text-box>
        </draw:frame>
        <draw:frame presentation:style-name="pr2" draw:text-style-name="P2" draw:layer="layout" svg:width="23.911cm" svg:height="13.23cm" svg:x="2.058cm" svg:y="5.838cm" presentation:class="subtitle">
          <draw:text-box>
            <text:list text:style-name="L2">
              <text:list-item>
                <text:p text:style-name="P1"><text:span text:style-name="T1">齋藤 亮</text:span></text:p>
              </text:list-item>
            </text:list>
            <text:p text:style-name="P1"><text:span text:style-name="T1"/></text:p>
          </draw:text-box>
        </draw:frame>
        <presentation:notes draw:style-name="dp2">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draw:text-box draw:corner-radius="0.001cm"/>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成果</text:p>
          </draw:text-box>
        </draw:frame>
        <draw:frame presentation:style-name="pr4" draw:text-style-name="P1" draw:layer="layout" svg:width="23.911cm" svg:height="13.23cm" svg:x="2.058cm" svg:y="5.838cm" presentation:class="outline">
          <draw:text-box>
            <text:list text:style-name="L3">
              <text:list-item>
                <text:p text:style-name="P1">テーマ(目標)</text:p>
                <text:list>
                  <text:list-item>
                    <text:p>データベースのミドルウェア</text:p>
                  </text:list-item>
                </text:list>
              </text:list-item>
              <text:list-item>
                <text:p text:style-name="P1">成果</text:p>
                <text:list>
                  <text:list-item>
                    <text:p>設計をやって，クラスを1,2個作った</text:p>
                  </text:list-item>
                  <text:list-item>
                    <text:p>ビルド通した</text:p>
                  </text:list-item>
                  <text:list-item>
                    <text:p>Toastとかログとかは使えた</text:p>
                  </text:list-item>
                  <text:list-item>
                    <text:p>肝心のDBへの読み書きもできていません</text:p>
                  </text:list-item>
                  <text:list-item>
                    <text:p>7月以降は何も進んでません</text:p>
                  </text:list-item>
                  <text:list-item>
                    <text:p>ごめんなさい</text:p>
                  </text:list-item>
                </text:list>
              </text:list-item>
            </text:list>
            <text:p text:style-name="P1"/>
          </draw:text-box>
        </draw:frame>
        <presentation:notes draw:style-name="dp2">
          <draw:page-thumbnail draw:layer="layout" svg:width="13.705cm" svg:height="10.279cm" svg:x="3.647cm" svg:y="2.853cm" draw:page-number="2"/>
          <draw:frame presentation:style-name="pr3" draw:text-style-name="P1" draw:layer="layout" svg:width="14.517cm" svg:height="11.41cm" svg:x="3.249cm" svg:y="14.13cm" presentation:class="notes" presentation:placeholder="true">
            <draw:text-box draw:corner-radius="0.001cm"/>
          </draw:frame>
        </presentation:notes>
      </draw:page>
      <draw:page draw:name="page3" draw:style-name="dp1" draw:master-page-name="lyt-cool" presentation:presentation-page-layout-name="AL2T1">
        <office:forms form:automatic-focus="false" form:apply-design-mode="false"/>
        <draw:frame presentation:style-name="pr5" draw:layer="layout" svg:width="23.911cm" svg:height="3.507cm" svg:x="2.058cm" svg:y="1.543cm" presentation:class="title">
          <draw:text-box>
            <text:p>反省点</text:p>
          </draw:text-box>
        </draw:frame>
        <draw:frame presentation:style-name="pr6" draw:layer="layout" svg:width="23.911cm" svg:height="13.561cm" svg:x="2.058cm" svg:y="5.838cm" presentation:class="outline" presentation:user-transformed="true">
          <draw:text-box>
            <text:list text:style-name="L3">
              <text:list-item>
                <text:p>Androidの開発環境は，PCスペックがそれなりによいものじゃないとキツい(言い訳)</text:p>
                <text:list>
                  <text:list-item>
                    <text:p>我が家の財政上，これ以上は望めません</text:p>
                  </text:list-item>
                </text:list>
              </text:list-item>
              <text:list-item>
                <text:p>家でやるとまとまった時間がほとんどとれないので，断続的にでもできるように，すぐに始めて，すぐに動かせるべき</text:p>
                <text:list>
                  <text:list-item>
                    <text:p>ADBとかをCygwinのコマンドラインから動かす方法くらいは勉強するべきだった</text:p>
                  </text:list-item>
                  <text:list-item>
                    <text:p>どちらにしても，シミュレータが重いのはどうにもならないと思うけど</text:p>
                  </text:list-item>
                </text:list>
              </text:list-item>
              <text:list-item>
                <text:p>やっぱり定期的に何かしないと，やる気は続きませんね</text:p>
              </text:list-item>
            </text:list>
          </draw:text-box>
        </draw:frame>
        <presentation:notes draw:style-name="dp2">
          <draw:page-thumbnail draw:style-name="gr1" draw:layer="layout" svg:width="13.705cm" svg:height="10.279cm" svg:x="3.647cm" svg:y="2.853cm" draw:page-number="3" presentation:class="page"/>
          <draw:frame presentation:style-name="pr7" draw:layer="layout" svg:width="14.517cm" svg:height="11.41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裏のテーマと成果①</text:p>
          </draw:text-box>
        </draw:frame>
        <draw:frame presentation:style-name="pr4" draw:text-style-name="P4" draw:layer="layout" svg:width="23.911cm" svg:height="13.786cm" svg:x="2.058cm" svg:y="5.838cm" presentation:class="outline" presentation:user-transformed="true">
          <draw:text-box>
            <text:list text:style-name="L3">
              <text:list-item>
                <text:p text:style-name="P1"><text:span text:style-name="T2">テーマ</text:span></text:p>
                <text:list>
                  <text:list-item>
                    <text:p><text:span text:style-name="T2">勉強会という文化の定着</text:span></text:p>
                  </text:list-item>
                </text:list>
              </text:list-item>
              <text:list-item>
                <text:p><text:span text:style-name="T2">成果</text:span></text:p>
                <text:list>
                  <text:list-item>
                    <text:p><text:span text:style-name="T2">仕事ではないということを明言しても，人が集まることがわかった</text:span></text:p>
                  </text:list-item>
                  <text:list-item>
                    <text:p><text:span text:style-name="T2">Android</text:span><text:span text:style-name="T2">に関係なくてもいいから情報をメーリングリストに流せばみんな反応してくれる</text:span></text:p>
                    <text:list>
                      <text:list-item>
                        <text:p><text:span text:style-name="T2">実際，</text:span><text:span text:style-name="T2">OSC2010</text:span><text:span text:style-name="T2">を紹介したら孫さんと小林さんが参加してくれた</text:span></text:p>
                      </text:list-item>
                    </text:list>
                  </text:list-item>
                </text:list>
              </text:list-item>
              <text:list-item>
                <text:p><text:span text:style-name="T2">反省点</text:span></text:p>
                <text:list>
                  <text:list-item>
                    <text:p><text:span text:style-name="T2">7</text:span><text:span text:style-name="T2">月以降は勉強会の活動が急激に</text:span><text:span text:style-name="T2">STOP</text:span><text:span text:style-name="T2">した</text:span></text:p>
                    <text:list>
                      <text:list-item>
                        <text:p><text:span text:style-name="T2">活動主体を</text:span><text:span text:style-name="T2">Web</text:span><text:span text:style-name="T2">上に移した後でも，定期報告とかするルールにしとけばよかったかなぁ．．．</text:span></text:p>
                      </text:list-item>
                      <text:list-item>
                        <text:p><text:span text:style-name="T2">定期的に顔をあわせるほうがよい</text:span><text:span text:style-name="T2">?</text:span></text:p>
                      </text:list-item>
                      <text:list-item>
                        <text:p><text:span text:style-name="T2">チャット使わなかったなぁ．．．</text:span></text:p>
                      </text:list-item>
                    </text:list>
                  </text:list-item>
                </text:list>
              </text:list-item>
            </text:list>
          </draw:text-box>
        </draw:frame>
        <presentation:notes draw:style-name="dp2">
          <draw:page-thumbnail draw:layer="layout" svg:width="13.705cm" svg:height="10.279cm" svg:x="3.647cm" svg:y="2.853cm" draw:page-number="4"/>
          <draw:frame presentation:style-name="pr3" draw:text-style-name="P3" draw:layer="layout" svg:width="14.517cm" svg:height="11.41cm" svg:x="3.249cm" svg:y="14.13cm" presentation:class="notes" presentation:placeholder="true">
            <draw:text-box draw:corner-radius="0.001cm"/>
          </draw:frame>
        </presentation:notes>
      </draw:page>
      <draw:page draw:name="page5"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裏のテーマと成果②</text:p>
          </draw:text-box>
        </draw:frame>
        <draw:frame presentation:style-name="pr4" draw:text-style-name="P1" draw:layer="layout" svg:width="23.911cm" svg:height="13.23cm" svg:x="2.058cm" svg:y="5.177cm" presentation:class="outline" presentation:user-transformed="true">
          <draw:text-box>
            <text:list text:style-name="L3">
              <text:list-item>
                <text:p text:style-name="P1">テーマ</text:p>
                <text:list>
                  <text:list-item>
                    <text:p>人材獲得</text:p>
                  </text:list-item>
                </text:list>
              </text:list-item>
              <text:list-item>
                <text:p>成果</text:p>
                <text:list>
                  <text:list-item>
                    <text:p>誰か，PADで一緒に働いてください</text:p>
                    <text:list>
                      <text:list-item>
                        <text:p>林さん，PANASONICとかどうよ?</text:p>
                      </text:list-item>
                    </text:list>
                  </text:list-item>
                </text:list>
              </text:list-item>
            </text:list>
          </draw:text-box>
        </draw:frame>
        <presentation:notes draw:style-name="dp2">
          <draw:page-thumbnail draw:layer="layout" svg:width="13.705cm" svg:height="10.279cm" svg:x="3.647cm" svg:y="2.853cm" draw:page-number="5"/>
          <draw:frame presentation:style-name="pr3" draw:text-style-name="P3" draw:layer="layout" svg:width="14.517cm" svg:height="11.41cm" svg:x="3.249cm" svg:y="14.13cm" presentation:class="notes" presentation:placeholder="true">
            <draw:text-box draw:corner-radius="0.001cm"/>
          </draw:frame>
        </presentation:notes>
      </draw:page>
      <draw:page draw:name="page6"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他の勉強</text:p>
          </draw:text-box>
        </draw:frame>
        <draw:frame presentation:style-name="pr4" draw:text-style-name="P1" draw:layer="layout" svg:width="23.911cm" svg:height="13.23cm" svg:x="2.058cm" svg:y="5.838cm" presentation:class="outline" presentation:user-transformed="true">
          <draw:text-box>
            <text:list text:style-name="L3">
              <text:list-item>
                <text:p>目次</text:p>
                <text:list>
                  <text:list-item>
                    <text:p>Linux/FreeBSDのデバイスドライバ</text:p>
                  </text:list-item>
                  <text:list-item>
                    <text:p>redmine</text:p>
                  </text:list-item>
                  <text:list-item>
                    <text:p>git</text:p>
                  </text:list-item>
                  <text:list-item>
                    <text:p>テスト駆動開発</text:p>
                  </text:list-item>
                </text:list>
              </text:list-item>
            </text:list>
          </draw:text-box>
        </draw:frame>
        <presentation:notes draw:style-name="dp2">
          <draw:page-thumbnail draw:layer="layout" svg:width="13.705cm" svg:height="10.279cm" svg:x="3.647cm" svg:y="2.853cm" draw:page-number="6"/>
          <draw:frame presentation:style-name="pr3" draw:text-style-name="P3" draw:layer="layout" svg:width="14.517cm" svg:height="11.41cm" svg:x="3.249cm" svg:y="14.13cm" presentation:class="notes" presentation:placeholder="true">
            <draw:text-box draw:corner-radius="0.001cm"/>
          </draw:frame>
        </presentation:notes>
      </draw:page>
      <draw:page draw:name="page7" draw:style-name="dp1" draw:master-page-name="lyt-cool" presentation:presentation-page-layout-name="AL2T1">
        <office:forms form:automatic-focus="false" form:apply-design-mode="false"/>
        <draw:frame presentation:style-name="pr1" draw:text-style-name="P5" draw:layer="layout" svg:width="23.911cm" svg:height="3.507cm" svg:x="2.058cm" svg:y="1.543cm" presentation:class="title" presentation:user-transformed="true">
          <draw:text-box>
            <text:p><text:span text:style-name="T3">Linux/FreeBSD</text:span><text:span text:style-name="T3">のデバイスドライバ</text:span></text:p>
          </draw:text-box>
        </draw:frame>
        <draw:frame presentation:style-name="pr4" draw:text-style-name="P1" draw:layer="layout" svg:width="23.911cm" svg:height="13.23cm" svg:x="2.058cm" svg:y="5.838cm" presentation:class="outline" presentation:user-transformed="true">
          <draw:text-box>
            <text:list text:style-name="L3">
              <text:list-item>
                <text:p>上期目標</text:p>
                <text:list>
                  <text:list-item>
                    <text:p>ブロックデバイス・ブロックIOと，ファイルシステムについて調べて資料を書く</text:p>
                  </text:list-item>
                </text:list>
              </text:list-item>
              <text:list-item>
                <text:p>成果</text:p>
                <text:list>
                  <text:list-item>
                    <text:p>全然かけませんでした</text:p>
                    <text:list>
                      <text:list-item>
                        <text:p>下期にリベンジします</text:p>
                      </text:list-item>
                    </text:list>
                  </text:list-item>
                </text:list>
              </text:list-item>
            </text:list>
          </draw:text-box>
        </draw:frame>
        <presentation:notes draw:style-name="dp2">
          <draw:page-thumbnail draw:layer="layout" svg:width="13.705cm" svg:height="10.279cm" svg:x="3.647cm" svg:y="2.853cm" draw:page-number="7"/>
          <draw:frame presentation:style-name="pr3" draw:text-style-name="P3" draw:layer="layout" svg:width="14.517cm" svg:height="11.41cm" svg:x="3.249cm" svg:y="14.13cm" presentation:class="notes" presentation:placeholder="true">
            <draw:text-box draw:corner-radius="0.001cm"/>
          </draw:frame>
        </presentation:notes>
      </draw:page>
      <draw:page draw:name="page8" draw:style-name="dp1" draw:master-page-name="lyt-cool" presentation:presentation-page-layout-name="AL2T1">
        <office:forms form:automatic-focus="false" form:apply-design-mode="false"/>
        <draw:frame presentation:style-name="pr1" draw:text-style-name="P6" draw:layer="layout" svg:width="23.911cm" svg:height="3.507cm" svg:x="2.058cm" svg:y="1.543cm" presentation:class="title" presentation:user-transformed="true">
          <draw:text-box>
            <text:p><text:span text:style-name="T4">redmine</text:span></text:p>
          </draw:text-box>
        </draw:frame>
        <draw:frame presentation:style-name="pr4" draw:text-style-name="P7" draw:layer="layout" svg:width="23.911cm" svg:height="14.806cm" svg:x="2.058cm" svg:y="5.838cm" presentation:class="outline" presentation:user-transformed="true">
          <draw:text-box>
            <text:list text:style-name="L3">
              <text:list-item>
                <text:p><text:span text:style-name="T5">なにそれ</text:span><text:span text:style-name="T5">?</text:span></text:p>
                <text:list>
                  <text:list-item>
                    <text:p><text:span text:style-name="T5">Ruby on Rails</text:span><text:span text:style-name="T5">で作られたバグトラッキングシステム</text:span></text:p>
                  </text:list-item>
                  <text:list-item>
                    <text:p><text:span text:style-name="T5">ruby</text:span><text:span text:style-name="T5">と，データベースソフトがあれば動作可能</text:span></text:p>
                  </text:list-item>
                  <text:list-item>
                    <text:p><text:span text:style-name="T5">cvs</text:span><text:span text:style-name="T5">や</text:span><text:span text:style-name="T5">svn</text:span><text:span text:style-name="T5">と連携可能</text:span></text:p>
                  </text:list-item>
                  <text:list-item>
                    <text:p><text:span text:style-name="T5">プラグインで機能追加も可能</text:span></text:p>
                  </text:list-item>
                </text:list>
              </text:list-item>
              <text:list-item>
                <text:p><text:span text:style-name="T5">何をした</text:span><text:span text:style-name="T5">?</text:span></text:p>
                <text:list>
                  <text:list-item>
                    <text:p><text:span text:style-name="T5">PAD</text:span><text:span text:style-name="T5">で個人</text:span><text:span text:style-name="T5">PC</text:span><text:span text:style-name="T5">で</text:span><text:span text:style-name="T5">cygwin+ruby+sqlite3</text:span><text:span text:style-name="T5">で環境を作成した</text:span></text:p>
                  </text:list-item>
                  <text:list-item>
                    <text:p><text:span text:style-name="T5">開発アイテム，バグ，</text:span><text:span text:style-name="T5">TODO</text:span><text:span text:style-name="T5">の管理に使用</text:span></text:p>
                    <text:list>
                      <text:list-item>
                        <text:p><text:span text:style-name="T5">使い方は自由に設定可能</text:span><text:span text:style-name="T5">(</text:span><text:span text:style-name="T5">チケット</text:span><text:span text:style-name="T5">/</text:span><text:span text:style-name="T5">トラッカー</text:span><text:span text:style-name="T5">)</text:span></text:p>
                      </text:list-item>
                    </text:list>
                  </text:list-item>
                  <text:list-item>
                    <text:p><text:span text:style-name="T5">Excel</text:span><text:span text:style-name="T5">の工数管理と組み合わせて，開発メトリクスを取って，品質を測るための仕組みを作成中</text:span><text:span text:style-name="T5">(</text:span><text:span text:style-name="T5">基礎的な部分はできました</text:span><text:span text:style-name="T5">)</text:span></text:p>
                  </text:list-item>
                </text:list>
              </text:list-item>
            </text:list>
          </draw:text-box>
        </draw:frame>
        <presentation:notes draw:style-name="dp2">
          <draw:page-thumbnail draw:layer="layout" svg:width="13.705cm" svg:height="10.279cm" svg:x="3.647cm" svg:y="2.853cm" draw:page-number="8"/>
          <draw:frame presentation:style-name="pr3" draw:text-style-name="P3" draw:layer="layout" svg:width="14.517cm" svg:height="11.41cm" svg:x="3.249cm" svg:y="14.13cm" presentation:class="notes" presentation:placeholder="true">
            <draw:text-box draw:corner-radius="0.001cm"/>
          </draw:frame>
        </presentation:notes>
      </draw:page>
      <draw:page draw:name="page9" draw:style-name="dp1" draw:master-page-name="lyt-cool" presentation:presentation-page-layout-name="AL3T19">
        <office:forms form:automatic-focus="false" form:apply-design-mode="false"/>
        <draw:frame presentation:style-name="pr1" draw:text-style-name="P6" draw:layer="layout" svg:width="23.911cm" svg:height="3.507cm" svg:x="2.058cm" svg:y="1.543cm" presentation:class="title" presentation:user-transformed="true">
          <draw:text-box>
            <text:p><text:span text:style-name="T4">redmine</text:span></text:p>
          </draw:text-box>
        </draw:frame>
        <draw:rect draw:style-name="gr2" draw:text-style-name="P8" draw:id="id7" draw:layer="layout" svg:width="5.4cm" svg:height="1.5cm" svg:x="4cm" svg:y="8.5cm">
          <text:p><text:span text:style-name="T6">redmine</text:span></text:p>
        </draw:rect>
        <draw:rect draw:style-name="gr2" draw:text-style-name="P8" draw:id="id11" draw:layer="layout" svg:width="4.5cm" svg:height="1.5cm" svg:x="3.6cm" svg:y="15.8cm">
          <text:p><text:span text:style-name="T6">excel</text:span></text:p>
        </draw:rect>
        <draw:rect draw:style-name="gr2" draw:text-style-name="P8" draw:id="id5" draw:layer="layout" svg:width="7cm" svg:height="1.5cm" svg:x="10.8cm" svg:y="10.2cm">
          <text:p><text:span text:style-name="T6">シェルスクリプト</text:span></text:p>
        </draw:rect>
        <draw:rect draw:style-name="gr2" draw:text-style-name="P8" draw:id="id6" draw:layer="layout" svg:width="6cm" svg:height="1.5cm" svg:x="11.3cm" svg:y="13.3cm">
          <text:p><text:span text:style-name="T6">かぞえチャオ</text:span></text:p>
        </draw:rect>
        <draw:rect draw:style-name="gr2" draw:text-style-name="P8" draw:id="id4" draw:layer="layout" svg:width="4cm" svg:height="1.5cm" svg:x="22.8cm" svg:y="14.7cm">
          <text:p><text:span text:style-name="T6">svn</text:span></text:p>
        </draw:rect>
        <draw:custom-shape draw:style-name="gr3" draw:text-style-name="P10" draw:id="id10" draw:layer="layout" svg:width="4.5cm" svg:height="1.5cm" svg:x="3.6cm" svg:y="13.3cm">
          <text:p text:style-name="P9"><text:span text:style-name="T6">作業工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id="id3" draw:layer="layout" svg:width="5.2cm" svg:height="1.5cm" svg:x="22.2cm" svg:y="5.6cm">
          <text:p text:style-name="P9"><text:span text:style-name="T6">修正コー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id="id2" draw:layer="layout" svg:width="6.566cm" svg:height="1.645cm" svg:x="11.034cm" svg:y="7.4cm">
          <text:p text:style-name="P9"><text:span text:style-name="T6">変更リビジョ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id="id1" draw:layer="layout" svg:width="7.375cm" svg:height="1.715cm" svg:x="3cm" svg:y="5.5cm">
          <text:p text:style-name="P9"><text:span text:style-name="T6">バグの情報な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8" draw:layer="layout" svg:x1="10.375cm" svg:y1="6.357cm" svg:x2="14.317cm" svg:y2="7.4cm" draw:start-shape="id1" draw:start-glue-point="1" draw:end-shape="id2" draw:end-glue-point="0" svg:d="m10375 6357h3942v1043">
          <text:p/>
        </draw:connector>
        <draw:connector draw:style-name="gr4" draw:text-style-name="P8" draw:layer="layout" svg:x1="24.8cm" svg:y1="7.1cm" svg:x2="24.8cm" svg:y2="14.7cm" draw:start-shape="id3" draw:start-glue-point="2" draw:end-shape="id4" svg:d="m24800 7100v7600">
          <text:p/>
        </draw:connector>
        <draw:connector draw:style-name="gr4" draw:text-style-name="P8" draw:layer="layout" svg:x1="14.317cm" svg:y1="9.045cm" svg:x2="14.3cm" svg:y2="10.2cm" draw:start-shape="id2" draw:end-shape="id5" svg:d="m14317 9045v578h-17v577">
          <text:p/>
        </draw:connector>
        <draw:connector draw:style-name="gr4" draw:text-style-name="P8" draw:layer="layout" svg:x1="14.3cm" svg:y1="11.7cm" svg:x2="14.3cm" svg:y2="13.3cm" draw:start-shape="id5" draw:start-glue-point="2" draw:end-shape="id6" draw:end-glue-point="0" svg:d="m14300 11700v1600">
          <text:p/>
        </draw:connector>
        <draw:connector draw:style-name="gr4" draw:text-style-name="P8" draw:layer="layout" svg:x1="6.687cm" svg:y1="7.215cm" svg:x2="6.7cm" svg:y2="8.5cm" draw:start-shape="id1" draw:end-shape="id7" draw:end-glue-point="0" svg:d="m6687 7215v643h13v642">
          <text:p/>
        </draw:connector>
        <draw:custom-shape draw:style-name="gr3" draw:text-style-name="P10" draw:id="id8" draw:layer="layout" svg:width="4.5cm" svg:height="1.5cm" svg:x="18.8cm" svg:y="11.8cm">
          <text:p text:style-name="P9"><text:span text:style-name="T6">コー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8" draw:layer="layout" svg:x1="22.8cm" svg:y1="15.45cm" svg:x2="21.05cm" svg:y2="13.3cm" draw:start-shape="id4" draw:start-glue-point="3" draw:end-shape="id8" svg:d="m22800 15450h-1750v-2150">
          <text:p/>
        </draw:connector>
        <draw:connector draw:style-name="gr4" draw:text-style-name="P8" draw:layer="layout" svg:x1="18.8cm" svg:y1="12.55cm" svg:x2="14.3cm" svg:y2="13.3cm" draw:start-shape="id8" draw:start-glue-point="3" draw:end-shape="id6" draw:end-glue-point="0" svg:d="m18800 12550h-4500v750">
          <text:p/>
        </draw:connector>
        <draw:connector draw:style-name="gr4" draw:text-style-name="P8" draw:layer="layout" svg:x1="17.8cm" svg:y1="10.95cm" svg:x2="24.8cm" svg:y2="14.7cm" draw:start-shape="id5" draw:start-glue-point="1" draw:end-shape="id4" draw:end-glue-point="0" svg:d="m17800 10950h7000v3750">
          <text:p/>
        </draw:connector>
        <draw:custom-shape draw:style-name="gr3" draw:text-style-name="P10" draw:id="id9" draw:layer="layout" svg:width="6cm" svg:height="1.5cm" svg:x="11.3cm" svg:y="15.8cm">
          <text:p text:style-name="P9"><text:span text:style-name="T6">変更</text:span><text:span text:style-name="T6">STEP</text:span><text:span text:style-name="T6">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8" draw:layer="layout" svg:x1="14.3cm" svg:y1="14.8cm" svg:x2="14.3cm" svg:y2="15.8cm" draw:start-shape="id6" draw:start-glue-point="2" draw:end-shape="id9" svg:d="m14300 14800v1000">
          <text:p/>
        </draw:connector>
        <draw:connector draw:style-name="gr4" draw:text-style-name="P8" draw:layer="layout" svg:x1="5.85cm" svg:y1="14.8cm" svg:x2="5.85cm" svg:y2="15.8cm" draw:start-shape="id10" draw:end-shape="id11" draw:end-glue-point="0" svg:d="m5850 14800v1000">
          <text:p/>
        </draw:connector>
        <draw:connector draw:style-name="gr4" draw:text-style-name="P8" draw:layer="layout" svg:x1="11.3cm" svg:y1="16.55cm" svg:x2="8.1cm" svg:y2="16.55cm" draw:start-shape="id9" draw:end-shape="id11" svg:d="m11300 16550h-3200">
          <text:p/>
        </draw:connector>
        <draw:custom-shape draw:style-name="gr5" draw:text-style-name="P10" draw:id="id12" draw:layer="layout" svg:width="4.5cm" svg:height="1.5cm" svg:x="3.6cm" svg:y="18.3cm">
          <text:p text:style-name="P9"><text:span text:style-name="T6">開発品質</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8" draw:layer="layout" svg:x1="5.85cm" svg:y1="17.3cm" svg:x2="5.85cm" svg:y2="18.3cm" draw:start-shape="id11" draw:start-glue-point="2" draw:end-shape="id12" draw:end-glue-point="0" svg:d="m5850 17300v1000">
          <text:p/>
        </draw:connector>
        <presentation:notes draw:style-name="dp2">
          <draw:page-thumbnail draw:layer="layout" svg:width="13.705cm" svg:height="10.279cm" svg:x="3.647cm" svg:y="2.853cm" draw:page-number="9"/>
          <draw:frame presentation:style-name="pr3" draw:text-style-name="P3" draw:layer="layout" svg:width="14.517cm" svg:height="11.41cm" svg:x="3.249cm" svg:y="14.13cm" presentation:class="notes" presentation:placeholder="true">
            <draw:text-box draw:corner-radius="0.001cm"/>
          </draw:frame>
        </presentation:notes>
      </draw:page>
      <draw:page draw:name="page10" draw:style-name="dp1" draw:master-page-name="lyt-cool" presentation:presentation-page-layout-name="AL2T1">
        <office:forms form:automatic-focus="false" form:apply-design-mode="false"/>
        <draw:frame presentation:style-name="pr1" draw:text-style-name="P6" draw:layer="layout" svg:width="23.911cm" svg:height="3.507cm" svg:x="2.058cm" svg:y="1.543cm" presentation:class="title" presentation:user-transformed="true">
          <draw:text-box>
            <text:p><text:span text:style-name="T4">git</text:span></text:p>
          </draw:text-box>
        </draw:frame>
        <draw:frame presentation:style-name="pr4" draw:text-style-name="P1" draw:layer="layout" svg:width="23.911cm" svg:height="14.691cm" svg:x="2.058cm" svg:y="5.838cm" presentation:class="outline" presentation:user-transformed="true">
          <draw:text-box>
            <text:list text:style-name="L3">
              <text:list-item>
                <text:p>なにそれ?</text:p>
                <text:list>
                  <text:list-item>
                    <text:p>分散開発に向いたバージョン管理システム</text:p>
                  </text:list-item>
                  <text:list-item>
                    <text:p>Linux作者のリーナスが作った</text:p>
                  </text:list-item>
                </text:list>
              </text:list-item>
              <text:list-item>
                <text:p>なにをした?</text:p>
                <text:list>
                  <text:list-item>
                    <text:p>Android勉強会向けのコードは，githubに登録した</text:p>
                  </text:list-item>
                  <text:list-item>
                    <text:p>gitはまだあまり使い慣れてません</text:p>
                    <text:list>
                      <text:list-item>
                        <text:p>まず，Androidのコードを書いていないことが問題かと</text:p>
                      </text:list-item>
                    </text:list>
                  </text:list-item>
                </text:list>
              </text:list-item>
              <text:list-item>
                <text:p>github</text:p>
                <text:list>
                  <text:list-item>
                    <text:p>gitでもhttpでもアクセスできる</text:p>
                  </text:list-item>
                  <text:list-item>
                    <text:p>他の人からも見える</text:p>
                  </text:list-item>
                  <text:list-item>
                    <text:p>ソースコードの共有に便利</text:p>
                  </text:list-item>
                </text:list>
              </text:list-item>
            </text:list>
          </draw:text-box>
        </draw:frame>
        <presentation:notes draw:style-name="dp2">
          <draw:page-thumbnail draw:layer="layout" svg:width="13.705cm" svg:height="10.279cm" svg:x="3.647cm" svg:y="2.853cm" draw:page-number="10"/>
          <draw:frame presentation:style-name="pr3" draw:text-style-name="P3" draw:layer="layout" svg:width="14.517cm" svg:height="11.41cm" svg:x="3.249cm" svg:y="14.13cm" presentation:class="notes" presentation:placeholder="true">
            <draw:text-box draw:corner-radius="0.001cm"/>
          </draw:frame>
        </presentation:notes>
      </draw:page>
      <draw:page draw:name="page11" draw:style-name="dp1" draw:master-page-name="lyt-cool" presentation:presentation-page-layout-name="AL3T19">
        <office:forms form:automatic-focus="false" form:apply-design-mode="false"/>
        <draw:rect draw:style-name="gr6" draw:layer="layout" svg:width="9.5cm" svg:height="7cm" svg:x="15.286cm" svg:y="11.949cm">
          <text:p/>
        </draw:rect>
        <draw:frame presentation:style-name="pr1" draw:text-style-name="P6" draw:layer="layout" svg:width="23.911cm" svg:height="3.507cm" svg:x="2.058cm" svg:y="1.543cm" presentation:class="title">
          <draw:text-box>
            <text:p><text:span text:style-name="T4">git</text:span></text:p>
          </draw:text-box>
        </draw:frame>
        <draw:ellipse draw:style-name="gr2" draw:layer="layout" svg:width="6cm" svg:height="2cm" svg:x="5cm" svg:y="9.5cm">
          <text:p>repository</text:p>
        </draw:ellipse>
        <draw:frame draw:style-name="gr7" draw:layer="layout" svg:width="3.535cm" svg:height="0.963cm" svg:x="5.5cm" svg:y="8cm">
          <draw:text-box>
            <text:p>svnの場合</text:p>
          </draw:text-box>
        </draw:frame>
        <draw:ellipse draw:style-name="gr2" draw:layer="layout" svg:width="6cm" svg:height="2cm" svg:x="5cm" svg:y="15cm">
          <text:p>local</text:p>
        </draw:ellipse>
        <draw:line draw:style-name="gr4" draw:layer="layout" svg:x1="7cm" svg:y1="12cm" svg:x2="7cm" svg:y2="14.5cm">
          <text:p/>
        </draw:line>
        <draw:frame draw:style-name="gr7" draw:layer="layout" svg:width="2.157cm" svg:height="1.675cm" svg:x="4.5cm" svg:y="12.5cm">
          <draw:text-box>
            <text:p>check</text:p>
            <text:p>out</text:p>
          </draw:text-box>
        </draw:frame>
        <draw:line draw:style-name="gr4" draw:layer="layout" svg:x1="8.5cm" svg:y1="14.5cm" svg:x2="8.5cm" svg:y2="12cm">
          <text:p/>
        </draw:line>
        <draw:frame draw:style-name="gr7" draw:layer="layout" svg:width="2.547cm" svg:height="0.963cm" svg:x="8.958cm" svg:y="12.652cm">
          <draw:text-box>
            <text:p>commit</text:p>
          </draw:text-box>
        </draw:frame>
        <draw:ellipse draw:style-name="gr2" draw:layer="layout" svg:width="6cm" svg:height="2cm" svg:x="17.286cm" svg:y="7.649cm">
          <text:p>repository</text:p>
        </draw:ellipse>
        <draw:frame draw:style-name="gr7" draw:layer="layout" svg:width="3.218cm" svg:height="0.963cm" svg:x="17.786cm" svg:y="6.149cm">
          <draw:text-box>
            <text:p>gitの場合</text:p>
          </draw:text-box>
        </draw:frame>
        <draw:ellipse draw:style-name="gr2" draw:layer="layout" svg:width="6cm" svg:height="2cm" svg:x="17.286cm" svg:y="12.149cm">
          <text:p>local git</text:p>
        </draw:ellipse>
        <draw:line draw:style-name="gr4" draw:layer="layout" svg:x1="19.286cm" svg:y1="9.949cm" svg:x2="19.286cm" svg:y2="11.649cm">
          <text:p/>
        </draw:line>
        <draw:frame draw:style-name="gr8" draw:layer="layout" svg:width="1.484cm" svg:height="0.963cm" svg:x="17.091cm" svg:y="10.149cm">
          <draw:text-box>
            <text:p>pull</text:p>
          </draw:text-box>
        </draw:frame>
        <draw:line draw:style-name="gr4" draw:layer="layout" svg:x1="20.786cm" svg:y1="11.649cm" svg:x2="20.786cm" svg:y2="9.949cm">
          <text:p/>
        </draw:line>
        <draw:frame draw:style-name="gr7" draw:layer="layout" svg:width="1.874cm" svg:height="0.963cm" svg:x="21.286cm" svg:y="10.149cm">
          <draw:text-box>
            <text:p>push</text:p>
          </draw:text-box>
        </draw:frame>
        <draw:ellipse draw:style-name="gr2" draw:layer="layout" svg:width="6cm" svg:height="2cm" svg:x="17.286cm" svg:y="16.649cm">
          <text:p>local dir</text:p>
        </draw:ellipse>
        <draw:line draw:style-name="gr4" draw:layer="layout" svg:x1="19.286cm" svg:y1="14.536cm" svg:x2="19.286cm" svg:y2="16.236cm">
          <text:p/>
        </draw:line>
        <draw:frame draw:style-name="gr9" draw:layer="layout" svg:width="3cm" svg:height="1.032cm" svg:x="16.286cm" svg:y="14.801cm">
          <draw:text-box>
            <text:p>(pull)</text:p>
          </draw:text-box>
        </draw:frame>
        <draw:line draw:style-name="gr4" draw:layer="layout" svg:x1="20.786cm" svg:y1="16.236cm" svg:x2="20.786cm" svg:y2="14.536cm">
          <text:p/>
        </draw:line>
        <draw:frame draw:style-name="gr7" draw:layer="layout" svg:width="2.547cm" svg:height="0.963cm" svg:x="21.286cm" svg:y="14.736cm">
          <draw:text-box>
            <text:p>commit</text:p>
          </draw:text-box>
        </draw:frame>
        <draw:frame draw:style-name="gr9" draw:layer="layout" svg:width="3cm" svg:height="1.032cm" svg:x="15.562cm" svg:y="19.184cm">
          <draw:text-box>
            <text:p>local</text:p>
          </draw:text-box>
        </draw:frame>
        <presentation:notes draw:style-name="dp2">
          <draw:page-thumbnail draw:layer="layout" svg:width="13.705cm" svg:height="10.279cm" svg:x="3.647cm" svg:y="2.853cm" draw:page-number="11"/>
          <draw:frame presentation:style-name="pr3" draw:text-style-name="P3" draw:layer="layout" svg:width="14.517cm" svg:height="11.41cm" svg:x="3.249cm" svg:y="14.13cm" presentation:class="notes" presentation:placeholder="true">
            <draw:text-box draw:corner-radius="0.001cm"/>
          </draw:frame>
        </presentation:notes>
      </draw:page>
      <draw:page draw:name="page12" draw:style-name="dp1" draw:master-page-name="lyt-cool" presentation:presentation-page-layout-name="AL2T1">
        <office:forms form:automatic-focus="false" form:apply-design-mode="false"/>
        <draw:frame presentation:style-name="pr1" draw:text-style-name="P6" draw:layer="layout" svg:width="23.911cm" svg:height="3.507cm" svg:x="2.058cm" svg:y="1.543cm" presentation:class="title" presentation:user-transformed="true">
          <draw:text-box>
            <text:p><text:span text:style-name="T4">テスト駆動開発</text:span></text:p>
          </draw:text-box>
        </draw:frame>
        <draw:frame presentation:style-name="pr4" draw:text-style-name="P1" draw:layer="layout" svg:width="23.911cm" svg:height="13.561cm" svg:x="2.058cm" svg:y="5.838cm" presentation:class="outline" presentation:user-transformed="true">
          <draw:text-box>
            <text:list text:style-name="L3">
              <text:list-item>
                <text:p>なにそれ?</text:p>
                <text:list>
                  <text:list-item>
                    <text:p>テストを作って，レグレッションテストを何度でもすぐに実行できる環境を維持しながらソースコードを変更する</text:p>
                  </text:list-item>
                </text:list>
              </text:list-item>
              <text:list-item>
                <text:p>なにをした?</text:p>
                <text:list>
                  <text:list-item>
                    <text:p>名古屋アジャイル勉強会に参加して，ちょっとだけ体験してきました</text:p>
                  </text:list-item>
                  <text:list-item>
                    <text:p>実際に仕事の開発に取り入れるのはまだできていないが，もうちょっとでテスト環境を維持する，という仕組みができそう</text:p>
                    <text:list>
                      <text:list-item>
                        <text:p>もっとテストケースが充実しないと実用性がない．．．</text:p>
                      </text:list-item>
                    </text:list>
                  </text:list-item>
                </text:list>
              </text:list-item>
            </text:list>
          </draw:text-box>
        </draw:frame>
        <presentation:notes draw:style-name="dp2">
          <draw:page-thumbnail draw:layer="layout" svg:width="13.705cm" svg:height="10.279cm" svg:x="3.647cm" svg:y="2.853cm" draw:page-number="12"/>
          <draw:frame presentation:style-name="pr3" draw:text-style-name="P3" draw:layer="layout" svg:width="14.517cm" svg:height="11.41cm" svg:x="3.249cm" svg:y="14.13cm" presentation:class="notes" presentation:placeholder="true">
            <draw:text-box draw:corner-radius="0.001cm"/>
          </draw:frame>
        </presentation:notes>
      </draw:page>
      <draw:page draw:name="page13" draw:style-name="dp1" draw:master-page-name="lyt-cool" presentation:presentation-page-layout-name="AL2T1">
        <office:forms form:automatic-focus="false" form:apply-design-mode="false"/>
        <draw:frame presentation:style-name="pr1" draw:text-style-name="P6" draw:layer="layout" svg:width="23.911cm" svg:height="3.507cm" svg:x="2.058cm" svg:y="1.543cm" presentation:class="title" presentation:user-transformed="true">
          <draw:text-box>
            <text:p><text:span text:style-name="T4">OpenOffice.org</text:span></text:p>
          </draw:text-box>
        </draw:frame>
        <draw:frame presentation:style-name="pr4" draw:text-style-name="P1" draw:layer="layout" svg:width="23.911cm" svg:height="13.23cm" svg:x="2.058cm" svg:y="5.838cm" presentation:class="outline" presentation:user-transformed="true">
          <draw:text-box>
            <text:list text:style-name="L3">
              <text:list-item>
                <text:p>家にPowerPointがないので，今回の資料はOpenOffice.org Impressを使って作りました</text:p>
              </text:list-item>
              <text:list-item>
                <text:p>慣れていないのでPowerPointのつもりで使うと，時々使いづらいことがある</text:p>
                <text:list>
                  <text:list-item>
                    <text:p>箇条書きの2段目の文字サイズが小さくなってくれないとか</text:p>
                  </text:list-item>
                  <text:list-item>
                    <text:p>フォントはあまり好きじゃない</text:p>
                  </text:list-item>
                </text:list>
              </text:list-item>
              <text:list-item>
                <text:p>でも，概ね満足</text:p>
              </text:list-item>
            </text:list>
          </draw:text-box>
        </draw:frame>
        <presentation:notes draw:style-name="dp2">
          <draw:page-thumbnail draw:layer="layout" svg:width="13.705cm" svg:height="10.279cm" svg:x="3.647cm" svg:y="2.853cm" draw:page-number="13"/>
          <draw:frame presentation:style-name="pr3" draw:text-style-name="P3" draw:layer="layout" svg:width="14.517cm" svg:height="11.41cm" svg:x="3.249cm" svg:y="14.13cm" presentation:class="notes" presentation:placeholder="true">
            <draw:text-box draw:corner-radius="0.0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HG Mincho Light J'" style:font-family-generic="roman" style:font-pitch="variable" fo:font-size="24pt" fo:language="ja" fo:country="JP"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style>
    <style:style style:name="lyt-cool-notes" style:family="presentation">
      <style:graphic-properties text:enable-numbering="false"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lyt-cool-outline1" style:family="presentation">
      <style:graphic-properties text:enable-numbering="true"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898cm"/>
      <style:text-properties fo:color="#000000"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text:enable-numbering="false"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title" style:family="presentation">
      <style:graphic-properties text:enable-numbering="false"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HG-MinchoL-Sun" style:font-style-name="Fett" style:font-family-generic="modern" style:font-pitch="fixed" fo:font-size="44pt" fo:font-style="normal" fo:text-shadow="none" style:text-underline-style="none" fo:font-weight="bold" style:font-family-asian="HG-MinchoL-Sun" style:font-style-name-asian="Fett" style:font-family-generic-asian="modern" style:font-pitch-asian="fixed" style:font-size-asian="44pt" style:language-asian="ja" style:country-asian="JP" style:font-style-asian="normal" style:font-weight-asian="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opacity-name=""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1cm"/>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9$Build-9420</meta:generator>
    <dc:title>渋好み</dc:title>
    <dc:description>地味な灰色の背景</dc:description>
    <meta:creation-date>2010-10-21T22:29:30.45</meta:creation-date>
    <dc:language>ja-JP</dc:language>
    <meta:editing-cycles>3</meta:editing-cycles>
    <meta:editing-duration>PT00H19M43S</meta:editing-duration>
    <meta:initial-creator>ryo</meta:initial-creator>
    <dc:date>2010-10-23T07:09:43.56</dc:date>
    <dc:creator>ryo</dc:creator>
    <meta:document-statistic meta:object-count="107"/>
    <meta:user-defined meta:name="Info 0"/>
    <meta:user-defined meta:name="Info 1"/>
    <meta:user-defined meta:name="Info 2"/>
    <meta:user-defined meta:name="Info 3"/>
    <meta:template xlink:type="simple" xlink:actuate="onRequest" xlink:title="渋好み" xlink:href="../../../../../../Program%20Files/OpenOffice.org%203/Basis/share/template/ja/layout/lyt-cool.otp" meta:date="2005-03-18T15:51:21"/>
  </office:meta>
</office:document-meta>
</file>